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  <style:text-properties fo:color="#800000"/>
    </style:style>
    <style:style style:name="ce3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9.61mm" svg:y="111.84mm">
            <loext:p draw:notify-on-update-of-ranges="Feuille1.B29:Feuille1.B32 Feuille1.C29:Feuille1.C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5"/>1 <text:s text:c="4"/>1 <text:s text:c="4"/>1 <text:s text:c="4"/>1 <text:s text:c="4"/>1 <text:s text:c="4"/>1 <text:s text:c="4"/>1 <text:s text:c="4"/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5"/>1 <text:s text:c="3"/>-1 <text:s text:c="4"/>1 <text:s text:c="3"/>-1 <text:s text:c="4"/>1 <text:s text:c="3"/>-1 <text:s text:c="4"/>1 <text:s text:c="3"/>-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5"/>1 <text:s text:c="4"/>1 <text:s text:c="3"/>-1 <text:s text:c="3"/>-1 <text:s text:c="4"/>1 <text:s text:c="4"/>1 <text:s text:c="3"/>-1 <text:s text:c="3"/>-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5"/>1 <text:s text:c="3"/>-1 <text:s text:c="3"/>-1 <text:s text:c="4"/>1 <text:s text:c="4"/>1 <text:s text:c="3"/>-1 <text:s text:c="3"/>-1 <text:s text:c="4"/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5"/>1 <text:s text:c="4"/>1 <text:s text:c="4"/>1 <text:s text:c="4"/>1 <text:s text:c="3"/>-1 <text:s text:c="3"/>-1 <text:s text:c="3"/>-1 <text:s text:c="3"/>-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5"/>1 <text:s text:c="3"/>-1 <text:s text:c="4"/>1 <text:s text:c="3"/>-1 <text:s text:c="3"/>-1 <text:s text:c="4"/>1 <text:s text:c="3"/>-1 <text:s text:c="4"/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5"/>1 <text:s text:c="4"/>1 <text:s text:c="3"/>-1 <text:s text:c="3"/>-1 <text:s text:c="3"/>-1 <text:s text:c="3"/>-1 <text:s text:c="4"/>1 <text:s text:c="4"/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5"/>1 <text:s text:c="3"/>-1 <text:s text:c="3"/>-1 <text:s text:c="4"/>1 <text:s text:c="3"/>-1 <text:s text:c="4"/>1 <text:s text:c="4"/>1 <text:s text:c="3"/>-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ode t=1</text:p>
          </table:table-cell>
          <table:table-cell table:style-name="ce1" office:value-type="string" calcext:value-type="string" table:number-columns-spanned="1" table:number-rows-spanned="2">
            <text:p>code t=3</text:p>
          </table:table-cell>
        </table:table-row>
        <table:table-row table:style-name="ro1"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Code 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e 2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Code 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ode 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 5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ode 6</text:p>
          </table:table-cell>
          <table:table-cell table:style-name="ce3"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 7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Code 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23:30:55.329069632</meta:creation-date>
    <dc:date>2017-01-20T17:05:54.421602305</dc:date>
    <meta:editing-duration>P2DT22H40M10S</meta:editing-duration>
    <meta:editing-cycles>1</meta:editing-cycles>
    <meta:document-statistic meta:table-count="1" meta:cell-count="5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608cm" svg:y="3.703cm" style:legend-expansion="high" chart:style-name="ch2"/>
        <chart:plot-area chart:style-name="ch3" table:cell-range-address="Feuille1.B29:Feuille1.C32" svg:x="0.32cm" svg:y="0.18cm" svg:width="9.968cm" svg:height="8.64cm">
          <chartooo:coordinate-region svg:x="1.047cm" svg:y="0.379cm" svg:width="9.05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29:Feuille1.C32" chart:class="chart:scatter">
            <chart:domain table:cell-range-address="Feuille1.B29:Feuille1.B32"/>
            <chart:regression-curve chart:style-name="ch7"/>
            <chart:regression-curve chart:style-name="ch7">
              <chart:equation chart:display-equation="true" chart:display-r-square="false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Feuille1.B29:Feuille1.B32</svg:desc>
                </draw:g>
              </table:table-cell>
              <table:table-cell office:value-type="float" office:value="0.7">
                <text:p>0.7</text:p>
                <draw:g>
                  <svg:desc>Feuille1.C29:Feuille1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